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675000008828BC8FD4916D79CA0.gif" manifest:media-type="image/gif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objectwithoutfill">
      <style:graphic-properties svg:stroke-width="0.15cm" svg:stroke-color="#ff0000" draw:marker-start-width="0.425cm" draw:marker-end-width="0.425cm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4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2.02cm" fo:padding-top="0cm" fo:padding-bottom="0cm" fo:padding-left="0cm" fo:padding-right="0cm"/>
      <style:paragraph-properties style:writing-mode="lr-tb"/>
    </style:style>
    <style:style style:name="gr6" style:family="graphic" style:parent-style-name="objectwithoutfill">
      <style:graphic-properties draw:stroke="dash" draw:stroke-dash="Ultrafine_20_Dotted_20__28_var_29_"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2.186cm" fo:padding-top="0cm" fo:padding-bottom="0cm" fo:padding-left="0cm" fo:padding-right="0cm"/>
      <style:paragraph-properties style:writing-mode="lr-tb"/>
    </style:style>
    <style:style style:name="gr8" style:family="graphic" style:list-style-name="L3">
      <style:graphic-properties draw:stroke="none" svg:stroke-color="#000000" draw:fill="none" draw:fill-color="#ffffff" draw:textarea-horizontal-align="left" draw:auto-grow-height="true" draw:auto-grow-width="false" fo:min-height="0.25cm" fo:min-width="8.2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485cm" fo:min-width="7.72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loext:opacity="100%" loext:color-lum-mod="100%" loext:color-lum-off="0%" style:font-name="Arial" fo:font-size="18pt" style:font-size-asian="18pt" style:font-size-complex="18pt"/>
    </style:style>
    <style:style style:name="P3" style:family="paragraph">
      <style:text-properties fo:color="#000000" loext:opacity="100%"/>
    </style:style>
    <style:style style:name="P4" style:family="paragraph">
      <loext:graphic-properties draw:fill="solid" draw:fill-color="#ffffff"/>
      <style:text-properties fo:color="#000000" loext:opacity="100%" loext:color-lum-mod="100%" loext:color-lum-off="0%" style:font-name="Arial" fo:font-size="18pt" style:font-size-asian="18pt" style:font-size-complex="18pt"/>
    </style:style>
    <style:style style:name="P5" style:family="paragraph">
      <style:text-properties fo:color="#000000" loext:opacity="100%" fo:background-color="#ffffff"/>
    </style:style>
    <style:style style:name="P6" style:family="paragraph">
      <loext:graphic-properties draw:fill="solid" draw:fill-color="#ffffff"/>
      <style:text-properties fo:color="#000000" loext:opacity="100%" loext:color-lum-mod="100%" loext:color-lum-off="0%" style:font-name="Arial" fo:font-size="18pt" fo:background-color="#ffffff" style:font-size-asian="18pt" style:font-size-complex="18pt"/>
    </style:style>
    <style:style style:name="P7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ff0000" loext:opacity="100%" style:font-name="Arial" fo:font-size="18pt" style:font-size-asian="18pt" style:font-size-complex="18pt"/>
    </style:style>
    <style:style style:name="T2" style:family="text">
      <style:text-properties fo:color="#000000" loext:opacity="100%" style:font-name="Arial" fo:font-size="18pt" style:font-size-asian="18pt" style:font-size-complex="18pt"/>
    </style:style>
    <style:style style:name="T3" style:family="text">
      <style:text-properties fo:color="#000000" loext:opacity="100%" style:font-name="Arial" fo:font-size="18pt" fo:background-color="#ffffff" style:font-size-asian="18pt" style:font-size-complex="18pt"/>
    </style:style>
    <style:style style:name="T4" style:family="text">
      <style:text-properties style:font-name="Arial1" fo:font-size="8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Arial" fo:font-size="12pt" fo:font-weight="normal" fo:background-color="#ffffff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115cm" svg:height="21.233cm" svg:x="2.5cm" svg:y="3.65cm">
          <draw:image xlink:href="Pictures/1000000000000675000008828BC8FD4916D79CA0.gif" xlink:type="simple" xlink:show="embed" xlink:actuate="onLoad" draw:mime-type="image/gif">
            <text:p/>
          </draw:image>
        </draw:frame>
        <draw:line draw:style-name="gr2" draw:text-style-name="P1" draw:layer="layout" svg:x1="13.25cm" svg:y1="22.5cm" svg:x2="9.45cm" svg:y2="17.3cm">
          <text:p/>
        </draw:line>
        <draw:polyline draw:style-name="gr2" draw:text-style-name="P1" draw:layer="layout" svg:width="5.887cm" svg:height="2.487cm" draw:transform="rotate (2.05146000279413) translate (6.1cm 22.4cm)" svg:viewBox="0 0 5888 2488" draw:points="0,0 2932,2488 5888,928">
          <text:p/>
        </draw:polyline>
        <draw:polyline draw:style-name="gr2" draw:text-style-name="P1" draw:layer="layout" svg:width="9.772cm" svg:height="1.184cm" draw:transform="rotate (2.20190738431605) translate (12.55cm 15.05cm)" svg:viewBox="0 0 9773 1185" draw:points="0,0 5265,1185 6017,495 9773,949">
          <text:p/>
        </draw:polyline>
        <draw:line draw:style-name="gr2" draw:text-style-name="P1" draw:layer="layout" svg:x1="13.3cm" svg:y1="8.35cm" svg:x2="10.4cm" svg:y2="10.15cm">
          <text:p/>
        </draw:line>
        <draw:polyline draw:style-name="gr2" draw:text-style-name="P1" draw:layer="layout" svg:width="4.534cm" svg:height="2.415cm" draw:transform="rotate (-0.216071761396898) translate (5.97072637189426cm 9.12778175717705cm)" svg:viewBox="0 0 4535 2416" draw:points="0,330 3324,2416 4535,0">
          <text:p/>
        </draw:polyline>
        <draw:polyline draw:style-name="gr2" draw:text-style-name="P1" draw:layer="layout" svg:width="10.173cm" svg:height="4.905cm" draw:transform="skewX (7.46347090679638E-017) rotate (0.534768882811063) translate (5.84650888177063cm 21.9350520801591cm)" svg:viewBox="0 0 10174 4906" draw:points="0,497 3154,3513 8547,4906 10174,0">
          <text:p/>
        </draw:polyline>
        <draw:frame draw:style-name="gr3" draw:text-style-name="P2" draw:layer="layout" svg:width="5.971cm" svg:height="0.962cm" svg:x="13.631cm" svg:y="9.088cm">
          <draw:text-box>
            <text:p><text:span text:style-name="T1">Fernleitung Wasser</text:span></text:p>
          </draw:text-box>
        </draw:frame>
        <draw:line draw:style-name="gr4" draw:text-style-name="P1" draw:layer="layout" svg:x1="13.7cm" svg:y1="9.45cm" svg:x2="10.65cm" svg:y2="10cm">
          <text:p/>
        </draw:line>
        <draw:frame draw:style-name="gr5" draw:text-style-name="P4" draw:layer="layout" svg:width="2.254cm" svg:height="0.712cm" draw:transform="rotate (-0.754156769786749) translate (5.525cm 12.125cm)">
          <draw:text-box>
            <text:p text:style-name="P3"><text:span text:style-name="T2">Kabel D</text:span></text:p>
          </draw:text-box>
        </draw:frame>
        <draw:frame draw:style-name="gr5" draw:text-style-name="P6" draw:layer="layout" svg:width="2.22cm" svg:height="0.712cm" draw:transform="rotate (-1.03009332452705) translate (10.36cm 6.05cm)">
          <draw:text-box>
            <text:p text:style-name="P5"><text:span text:style-name="T3">Kabel E</text:span></text:p>
          </draw:text-box>
        </draw:frame>
        <draw:line draw:style-name="gr6" draw:text-style-name="P1" draw:layer="layout" svg:x1="9.4cm" svg:y1="6.1cm" svg:x2="11cm" svg:y2="8.8cm">
          <text:p/>
        </draw:line>
        <draw:polyline draw:style-name="gr6" draw:text-style-name="P1" draw:layer="layout" svg:width="6.221cm" svg:height="4.884cm" draw:transform="skewX (6.1279896345176E-017) rotate (-1.02730079772386) translate (7.95cm 6.65cm)" svg:viewBox="0 0 6222 4885" draw:points="0,0 407,1356 1066,4617 1897,4885 6222,3818">
          <text:p/>
        </draw:polyline>
        <draw:polyline draw:style-name="gr6" draw:text-style-name="P1" draw:layer="layout" svg:width="10.161cm" svg:height="1.927cm" draw:transform="rotate (-0.956614963018092) translate (10.5191748991274cm 4.98451119177349cm)" svg:viewBox="0 0 10162 1928" draw:points="0,1675 475,481 1181,0 5529,863 10162,1928">
          <text:p/>
        </draw:polyline>
        <draw:frame draw:style-name="gr5" draw:text-style-name="P6" draw:layer="layout" svg:width="2.186cm" svg:height="0.712cm" draw:transform="rotate (-1.18298416700176) translate (14.286cm 10.623cm)">
          <draw:text-box>
            <text:p text:style-name="P5"><text:span text:style-name="T3">Kabel F</text:span></text:p>
          </draw:text-box>
        </draw:frame>
        <draw:frame draw:style-name="gr5" draw:text-style-name="P4" draw:layer="layout" svg:width="2.22cm" svg:height="0.712cm" draw:transform="rotate (-0.583638101866904) translate (6.436cm 14.857cm)">
          <draw:text-box>
            <text:p text:style-name="P3"><text:span text:style-name="T2">Kabel E</text:span></text:p>
          </draw:text-box>
        </draw:frame>
        <draw:polyline draw:style-name="gr6" draw:text-style-name="P1" draw:layer="layout" svg:width="4.717cm" svg:height="3.639cm" draw:transform="rotate (-1.02730079772386) translate (6.8758665288318cm 14.4791327377072cm)" svg:viewBox="0 0 4718 3640" draw:points="0,1491 3237,0 4558,2842 4718,3640">
          <text:p/>
        </draw:polyline>
        <draw:polyline draw:style-name="gr6" draw:text-style-name="P1" draw:layer="layout" svg:width="7.346cm" svg:height="8.37cm" draw:transform="skewX (-6.05681048128637E-017) rotate (-1.02730079772386) translate (11.4696312058366cm 15.9464625401592cm)" svg:viewBox="0 0 7347 8371" draw:points="0,490 5086,0 7347,899 6237,4960 2891,8371 1812,7836">
          <text:p/>
        </draw:polyline>
        <draw:frame draw:style-name="gr5" draw:text-style-name="P4" draw:layer="layout" svg:width="2.254cm" svg:height="0.712cm" draw:transform="rotate (-0.253596340314776) translate (7.562cm 19.923cm)">
          <draw:text-box>
            <text:p text:style-name="P3"><text:span text:style-name="T2">Kabel D</text:span></text:p>
          </draw:text-box>
        </draw:frame>
        <draw:frame draw:style-name="gr7" draw:text-style-name="P4" draw:layer="layout" svg:width="2.186cm" svg:height="0.712cm" draw:transform="rotate (-0.919264917025414) translate (12.662cm 16.865cm)">
          <draw:text-box>
            <text:p text:style-name="P3"><text:span text:style-name="T2">Kabel F</text:span></text:p>
          </draw:text-box>
        </draw:frame>
        <draw:frame draw:style-name="gr5" draw:text-style-name="P4" draw:layer="layout" svg:width="2.292cm" svg:height="0.712cm" draw:transform="rotate (-1.3241813034881) translate (17.651cm 17.188cm)">
          <draw:text-box>
            <text:p text:style-name="P3"><text:span text:style-name="T2">Kabel G</text:span></text:p>
          </draw:text-box>
        </draw:frame>
        <draw:line draw:style-name="gr6" draw:text-style-name="P1" draw:layer="layout" svg:x1="10.15cm" svg:y1="21.354cm" svg:x2="6.1cm" svg:y2="20.404cm">
          <text:p/>
        </draw:line>
        <draw:polyline draw:style-name="gr6" draw:text-style-name="P1" draw:layer="layout" svg:width="7.208cm" svg:height="13.007cm" draw:transform="skewX (7.94555887002838E-017) rotate (-1.02730079772386) translate (15.9831898927943cm 15.2463590251063cm)" svg:viewBox="0 0 7209 13008" draw:points="1289,0 7209,1999 4999,9427 1258,13008 0,12190">
          <text:p/>
        </draw:polyline>
        <draw:frame draw:style-name="gr8" draw:text-style-name="P8" draw:layer="layout" svg:width="6.35cm" svg:height="0.319cm" svg:x="12.3cm" svg:y="28.15cm">
          <draw:text-box>
            <text:p text:style-name="P7"><text:span text:style-name="T4">File <text:s text:c="2"/></text:span><text:span text:style-name="T4"><text:file-name text:display="name">20240223a_kabel_plan_uebersicht</text:file-name></text:span></text:p>
          </draw:text-box>
        </draw:frame>
        <draw:frame draw:style-name="gr9" draw:text-style-name="P10" draw:layer="layout" svg:width="18.75cm" svg:height="2.735cm" svg:x="1.1cm" svg:y="1.263cm">
          <draw:text-box>
            <text:p><text:span text:style-name="T5">Fernleitungskabel Übersicht</text:span></text:p>
            <text:p><text:span text:style-name="T6">Die eingezeichneten Linien zeigen die Reihenfolge der Häuser aber nicht die effektiven Kabelverlauf.</text:span></text:p>
            <text:p text:style-name="P9"><text:span text:style-name="T7">Kabel «E» bedeutet Kabel zu Hausreihe «E». Es gibt für beide Etappen die gleichen Buchstabe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6T11:00:34.244000000</meta:creation-date>
    <dc:date>2024-02-23T15:44:47.861000000</dc:date>
    <meta:editing-duration>PT16H21M38S</meta:editing-duration>
    <meta:editing-cycles>5</meta:editing-cycles>
    <meta:generator>LibreOffice/7.5.9.2$Windows_X86_64 LibreOffice_project/cdeefe45c17511d326101eed8008ac4092f278a9</meta:generator>
    <meta:print-date>2024-02-23T10:46:37.589000000</meta:print-date>
    <meta:document-statistic meta:object-count="25"/>
  </office:meta>
</office:document-meta>
</file>